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A00000310FC77DD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7.963cm" svg:height="14.392cm" draw:z-index="0"><draw:image xlink:href="Pictures/100000010000049A00000310FC77DD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0:14:12.027000000</meta:creation-date>
    <dc:date>2024-09-30T20:15:14.314000000</dc:date>
    <meta:editing-duration>PT1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